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2aee0e" officeooo:paragraph-rsid="0030469e"/>
    </style:style>
    <style:style style:name="P2" style:family="paragraph" style:parent-style-name="Text_20_body">
      <style:text-properties fo:font-style="normal" officeooo:rsid="00691d35" officeooo:paragraph-rsid="00691d35" fo:background-color="#ffa6a6" style:font-style-asian="normal" style:font-style-complex="normal"/>
    </style:style>
    <style:style style:name="P3" style:family="paragraph" style:parent-style-name="Text_20_body">
      <style:text-properties fo:font-style="normal" officeooo:rsid="013354a8" officeooo:paragraph-rsid="013354a8" fo:background-color="#d4ea6b" style:font-style-asian="normal" style:font-style-complex="normal"/>
    </style:style>
    <style:style style:name="P4" style:family="paragraph" style:parent-style-name="Text_20_body">
      <style:text-properties fo:font-style="normal" officeooo:rsid="004307b7" officeooo:paragraph-rsid="004307b7" fo:background-color="#ffff00" style:font-style-asian="normal" style:font-style-complex="normal"/>
    </style:style>
    <style:style style:name="P5" style:family="paragraph" style:parent-style-name="Text_20_body">
      <style:text-properties fo:font-style="normal" officeooo:rsid="015d1107" officeooo:paragraph-rsid="015d1107" fo:background-color="#bf819e" style:font-style-asian="normal" style:font-style-complex="normal"/>
    </style:style>
    <style:style style:name="P6" style:family="paragraph" style:parent-style-name="Text_20_body">
      <style:text-properties fo:font-style="normal" officeooo:rsid="0182456c" officeooo:paragraph-rsid="0182456c" style:font-style-asian="normal" style:font-style-complex="normal"/>
    </style:style>
    <style:style style:name="P7" style:family="paragraph" style:parent-style-name="Text_20_body">
      <style:text-properties officeooo:rsid="0047f0ab" officeooo:paragraph-rsid="0047f0ab"/>
    </style:style>
    <style:style style:name="P8" style:family="paragraph" style:parent-style-name="Text_20_body">
      <style:text-properties officeooo:rsid="00530326" officeooo:paragraph-rsid="00530326"/>
    </style:style>
    <style:style style:name="P9" style:family="paragraph" style:parent-style-name="Text_20_body">
      <style:text-properties officeooo:rsid="007bf56e" officeooo:paragraph-rsid="007bf56e"/>
    </style:style>
    <style:style style:name="P10" style:family="paragraph" style:parent-style-name="Text_20_body">
      <style:text-properties officeooo:rsid="007cc228" officeooo:paragraph-rsid="007cc228"/>
    </style:style>
    <style:style style:name="P11" style:family="paragraph" style:parent-style-name="Text_20_body">
      <style:text-properties officeooo:rsid="00adcd4f" officeooo:paragraph-rsid="00bae46b"/>
    </style:style>
    <style:style style:name="P12" style:family="paragraph" style:parent-style-name="Text_20_body">
      <style:text-properties officeooo:rsid="00b3894e" officeooo:paragraph-rsid="00b3894e"/>
    </style:style>
    <style:style style:name="P13" style:family="paragraph" style:parent-style-name="Text_20_body">
      <style:text-properties officeooo:rsid="00bae46b" officeooo:paragraph-rsid="00bae46b"/>
    </style:style>
    <style:style style:name="P14" style:family="paragraph" style:parent-style-name="Text_20_body">
      <style:text-properties officeooo:rsid="00c2815d" officeooo:paragraph-rsid="00c2815d"/>
    </style:style>
    <style:style style:name="P15" style:family="paragraph" style:parent-style-name="Text_20_body">
      <style:text-properties officeooo:rsid="00c74a0b" officeooo:paragraph-rsid="00c74a0b"/>
    </style:style>
    <style:style style:name="P16" style:family="paragraph" style:parent-style-name="Text_20_body">
      <style:text-properties officeooo:rsid="00d9408b" officeooo:paragraph-rsid="00d9408b"/>
    </style:style>
    <style:style style:name="P17" style:family="paragraph" style:parent-style-name="Text_20_body">
      <style:text-properties officeooo:rsid="0022e39a" officeooo:paragraph-rsid="004307b7"/>
    </style:style>
    <style:style style:name="P18" style:family="paragraph" style:parent-style-name="Text_20_body">
      <style:text-properties fo:font-style="italic" officeooo:rsid="01206711" officeooo:paragraph-rsid="01206711" fo:background-color="#b4c7dc" style:font-style-asian="italic" style:font-style-complex="italic"/>
    </style:style>
    <style:style style:name="P19" style:family="paragraph" style:parent-style-name="Text_20_body">
      <style:text-properties fo:font-style="italic" officeooo:rsid="01826a33" officeooo:paragraph-rsid="01826a33" style:font-style-asian="italic" style:font-style-complex="italic"/>
    </style:style>
    <style:style style:name="P20" style:family="paragraph" style:parent-style-name="Text_20_body">
      <style:text-properties officeooo:rsid="0079401d" officeooo:paragraph-rsid="0079401d"/>
    </style:style>
    <style:style style:name="P21" style:family="paragraph" style:parent-style-name="Text_20_body">
      <style:text-properties officeooo:rsid="008cbe51" officeooo:paragraph-rsid="008cbe51"/>
    </style:style>
    <style:style style:name="P22" style:family="paragraph" style:parent-style-name="Text_20_body">
      <style:text-properties officeooo:rsid="01293cb5" officeooo:paragraph-rsid="01293cb5"/>
    </style:style>
    <style:style style:name="P23" style:family="paragraph" style:parent-style-name="Text_20_body">
      <style:text-properties officeooo:rsid="001eb33e" officeooo:paragraph-rsid="001eb33e"/>
    </style:style>
    <style:style style:name="P24" style:family="paragraph" style:parent-style-name="Text_20_body">
      <style:text-properties officeooo:rsid="0148180d" officeooo:paragraph-rsid="0148180d"/>
    </style:style>
    <style:style style:name="P25" style:family="paragraph" style:parent-style-name="Text_20_body">
      <style:text-properties officeooo:rsid="00a53837" officeooo:paragraph-rsid="00a53837"/>
    </style:style>
    <style:style style:name="P26" style:family="paragraph" style:parent-style-name="Text_20_body">
      <style:text-properties officeooo:rsid="00dc1fb9" officeooo:paragraph-rsid="00dc1fb9"/>
    </style:style>
    <style:style style:name="P27" style:family="paragraph" style:parent-style-name="Text_20_body">
      <style:text-properties officeooo:rsid="01563af7" officeooo:paragraph-rsid="01563af7"/>
    </style:style>
    <style:style style:name="P28" style:family="paragraph" style:parent-style-name="Text_20_body">
      <style:text-properties officeooo:rsid="015a7fff" officeooo:paragraph-rsid="015a7fff"/>
    </style:style>
    <style:style style:name="P29" style:family="paragraph" style:parent-style-name="Text_20_body">
      <style:text-properties officeooo:rsid="015caa36" officeooo:paragraph-rsid="015caa36"/>
    </style:style>
    <style:style style:name="P30" style:family="paragraph" style:parent-style-name="Text_20_body">
      <style:text-properties officeooo:rsid="01601381" officeooo:paragraph-rsid="01601381"/>
    </style:style>
    <style:style style:name="P31" style:family="paragraph" style:parent-style-name="Text_20_body">
      <style:text-properties officeooo:rsid="005ba9d2" officeooo:paragraph-rsid="005ba9d2"/>
    </style:style>
    <style:style style:name="P32" style:family="paragraph" style:parent-style-name="Text_20_body">
      <style:text-properties officeooo:rsid="0167490c" officeooo:paragraph-rsid="0167490c"/>
    </style:style>
    <style:style style:name="P33" style:family="paragraph" style:parent-style-name="Text_20_body">
      <style:text-properties officeooo:rsid="016d358e" officeooo:paragraph-rsid="016d358e"/>
    </style:style>
    <style:style style:name="P34" style:family="paragraph" style:parent-style-name="Text_20_body">
      <style:text-properties officeooo:rsid="0172e4ee" officeooo:paragraph-rsid="0172e4ee"/>
    </style:style>
    <style:style style:name="P35" style:family="paragraph" style:parent-style-name="Text_20_body">
      <style:text-properties officeooo:paragraph-rsid="014e055b"/>
    </style:style>
    <style:style style:name="P36" style:family="paragraph" style:parent-style-name="Text_20_body">
      <style:text-properties officeooo:rsid="004e279f" officeooo:paragraph-rsid="004e279f"/>
    </style:style>
    <style:style style:name="P37" style:family="paragraph" style:parent-style-name="Text_20_body">
      <style:text-properties officeooo:rsid="0170f575" officeooo:paragraph-rsid="0170f575"/>
    </style:style>
    <style:style style:name="P38" style:family="paragraph" style:parent-style-name="Text_20_body">
      <style:text-properties officeooo:rsid="018521fa" officeooo:paragraph-rsid="018521fa"/>
    </style:style>
    <style:style style:name="P39" style:family="paragraph" style:parent-style-name="Text_20_body">
      <style:text-properties officeooo:rsid="01827afa" officeooo:paragraph-rsid="01827afa"/>
    </style:style>
    <style:style style:name="P40" style:family="paragraph" style:parent-style-name="Text_20_body">
      <style:text-properties officeooo:rsid="0166bcbf" officeooo:paragraph-rsid="018ab55b"/>
    </style:style>
    <style:style style:name="P41" style:family="paragraph" style:parent-style-name="Text_20_body">
      <style:text-properties fo:language="en" fo:country="GB" fo:font-style="normal" officeooo:rsid="0193cdd2" officeooo:paragraph-rsid="0193cdd2" style:font-style-asian="normal" style:font-style-complex="normal"/>
    </style:style>
    <style:style style:name="P42" style:family="paragraph" style:parent-style-name="Text_20_body">
      <style:text-properties fo:language="en" fo:country="GB" fo:font-style="normal" officeooo:rsid="0195079e" officeooo:paragraph-rsid="0195079e" style:font-style-asian="normal" style:font-style-complex="normal"/>
    </style:style>
    <style:style style:name="P43" style:family="paragraph" style:parent-style-name="Text_20_body">
      <style:text-properties fo:language="en" fo:country="GB" fo:font-style="normal" officeooo:rsid="01950870" officeooo:paragraph-rsid="01950870" style:font-style-asian="normal" style:font-style-complex="normal"/>
    </style:style>
    <style:style style:name="P44" style:family="paragraph" style:parent-style-name="Text_20_body">
      <style:text-properties fo:language="fr" fo:country="FR" fo:font-style="normal" officeooo:rsid="019785e8" officeooo:paragraph-rsid="019785e8" style:font-style-asian="normal" style:font-style-complex="normal"/>
    </style:style>
    <style:style style:name="P45" style:family="paragraph" style:parent-style-name="Text_20_body">
      <style:text-properties fo:language="fr" fo:country="FR" fo:font-style="italic" officeooo:rsid="0198ee0a" officeooo:paragraph-rsid="0198ee0a" style:font-style-asian="italic" style:font-style-complex="italic"/>
    </style:style>
    <style:style style:name="P46" style:family="paragraph" style:parent-style-name="Text_20_body">
      <style:text-properties officeooo:rsid="017d99fc" officeooo:paragraph-rsid="017d99fc"/>
    </style:style>
    <style:style style:name="P47" style:family="paragraph" style:parent-style-name="Text_20_body">
      <style:text-properties officeooo:rsid="019adc75" officeooo:paragraph-rsid="019adc75"/>
    </style:style>
    <style:style style:name="P48" style:family="paragraph" style:parent-style-name="Title">
      <style:text-properties officeooo:rsid="001eb33e" officeooo:paragraph-rsid="001eb33e"/>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Subtitle">
      <style:text-properties officeooo:rsid="001eb33e" officeooo:paragraph-rsid="001eb33e"/>
    </style:style>
    <style:style style:name="P52" style:family="paragraph" style:parent-style-name="Heading_20_1">
      <style:text-properties officeooo:rsid="001eb33e" officeooo:paragraph-rsid="0024777a"/>
    </style:style>
    <style:style style:name="P53" style:family="paragraph" style:parent-style-name="Heading_20_1">
      <style:text-properties officeooo:rsid="004ac206" officeooo:paragraph-rsid="004ac206"/>
    </style:style>
    <style:style style:name="P54" style:family="paragraph" style:parent-style-name="Heading_20_1">
      <style:text-properties officeooo:rsid="0101171e" officeooo:paragraph-rsid="0120fcd5"/>
    </style:style>
    <style:style style:name="P55" style:family="paragraph" style:parent-style-name="Heading_20_1">
      <style:text-properties style:font-name="Liberation Sans" fo:font-size="18.2000007629395pt" style:text-underline-style="solid" style:text-underline-width="auto" style:text-underline-color="font-color" fo:font-weight="bold" officeooo:rsid="01600c50" officeooo:paragraph-rsid="01600c50" style:font-name-asian="Microsoft YaHei" style:font-size-asian="18.2000007629395pt" style:font-weight-asian="bold" style:font-name-complex="Lucida Sans" style:font-size-complex="18.2000007629395pt" style:font-weight-complex="bold"/>
    </style:style>
    <style:style style:name="P56" style:family="paragraph" style:parent-style-name="Heading_20_1">
      <style:text-properties officeooo:rsid="00a4d2f7" officeooo:paragraph-rsid="00a4d2f7"/>
    </style:style>
    <style:style style:name="P57" style:family="paragraph" style:parent-style-name="Heading_20_1">
      <style:text-properties officeooo:rsid="014c13e3" officeooo:paragraph-rsid="014c13e3"/>
    </style:style>
    <style:style style:name="P58" style:family="paragraph" style:parent-style-name="Heading_20_1">
      <style:text-properties officeooo:rsid="01465b7f" officeooo:paragraph-rsid="01465b7f"/>
    </style:style>
    <style:style style:name="P59" style:family="paragraph" style:parent-style-name="Heading_20_1">
      <style:text-properties officeooo:rsid="007a5845" officeooo:paragraph-rsid="007a5845"/>
    </style:style>
    <style:style style:name="P60" style:family="paragraph" style:parent-style-name="Heading_20_1">
      <style:paragraph-properties fo:break-before="page"/>
      <style:text-properties officeooo:rsid="004307b7" officeooo:paragraph-rsid="004307b7"/>
    </style:style>
    <style:style style:name="P61" style:family="paragraph" style:parent-style-name="Heading_20_3">
      <style:text-properties officeooo:rsid="015a7fff" officeooo:paragraph-rsid="015a7fff"/>
    </style:style>
    <style:style style:name="P62" style:family="paragraph" style:parent-style-name="Heading_20_3">
      <style:text-properties officeooo:rsid="016208ea" officeooo:paragraph-rsid="016208ea"/>
    </style:style>
    <style:style style:name="P63" style:family="paragraph" style:parent-style-name="Heading_20_3">
      <style:text-properties officeooo:rsid="0167490c" officeooo:paragraph-rsid="0167490c"/>
    </style:style>
    <style:style style:name="P64" style:family="paragraph" style:parent-style-name="Heading_20_3">
      <style:text-properties officeooo:rsid="017d6b03" officeooo:paragraph-rsid="017d6b03"/>
    </style:style>
    <style:style style:name="P65" style:family="paragraph" style:parent-style-name="Heading_20_3">
      <style:text-properties officeooo:rsid="019a9e15" officeooo:paragraph-rsid="019a9e15"/>
    </style:style>
    <style:style style:name="P66" style:family="paragraph" style:parent-style-name="Heading_20_3">
      <style:text-properties officeooo:rsid="01827afa" officeooo:paragraph-rsid="01827afa"/>
    </style:style>
    <style:style style:name="P67" style:family="paragraph" style:parent-style-name="Heading_20_3">
      <style:text-properties officeooo:rsid="0166bcbf" officeooo:paragraph-rsid="018ab55b"/>
    </style:style>
    <style:style style:name="P68" style:family="paragraph" style:parent-style-name="Heading_20_3">
      <style:text-properties officeooo:rsid="016d358e" officeooo:paragraph-rsid="016d358e"/>
    </style:style>
    <style:style style:name="P69" style:family="paragraph" style:parent-style-name="Heading_20_3">
      <style:text-properties officeooo:rsid="01703dcb" officeooo:paragraph-rsid="01703dcb"/>
    </style:style>
    <style:style style:name="P70" style:family="paragraph" style:parent-style-name="Heading_20_3">
      <style:text-properties officeooo:rsid="01840af4" officeooo:paragraph-rsid="01840af4"/>
    </style:style>
    <style:style style:name="P71" style:family="paragraph" style:parent-style-name="Heading_20_3">
      <style:text-properties officeooo:rsid="0078502e" officeooo:paragraph-rsid="0078502e"/>
    </style:style>
    <style:style style:name="P72" style:family="paragraph" style:parent-style-name="Heading_20_3">
      <style:text-properties style:font-name="Liberation Sans" fo:font-size="14.1000003814697pt" fo:font-weight="bold" officeooo:rsid="00b4f129" officeooo:paragraph-rsid="00b4f129" style:font-name-asian="Microsoft YaHei" style:font-size-asian="14.1000003814697pt" style:font-weight-asian="bold" style:font-name-complex="Lucida Sans" style:font-size-complex="14.1000003814697pt" style:font-weight-complex="bold"/>
    </style:style>
    <style:style style:name="P73" style:family="paragraph" style:parent-style-name="Heading_20_3">
      <style:text-properties officeooo:paragraph-rsid="00b12f67"/>
    </style:style>
    <style:style style:name="P74" style:family="paragraph" style:parent-style-name="Heading_20_3">
      <style:text-properties officeooo:rsid="00ba6ad6" officeooo:paragraph-rsid="00ba6ad6"/>
    </style:style>
    <style:style style:name="P75" style:family="paragraph" style:parent-style-name="Heading_20_3">
      <style:text-properties officeooo:rsid="00c16ab4" officeooo:paragraph-rsid="00c16ab4"/>
    </style:style>
    <style:style style:name="P76" style:family="paragraph" style:parent-style-name="Heading_20_3">
      <style:text-properties officeooo:rsid="00c74a0b" officeooo:paragraph-rsid="00c74a0b"/>
    </style:style>
    <style:style style:name="P77" style:family="paragraph" style:parent-style-name="Heading_20_3">
      <style:text-properties officeooo:rsid="00d9408b" officeooo:paragraph-rsid="00d9408b"/>
    </style:style>
    <style:style style:name="P78" style:family="paragraph" style:parent-style-name="Heading_20_3">
      <style:text-properties officeooo:rsid="00dc1fb9" officeooo:paragraph-rsid="00dc1fb9"/>
    </style:style>
    <style:style style:name="P79" style:family="paragraph" style:parent-style-name="Heading_20_3">
      <style:text-properties officeooo:rsid="01563af7" officeooo:paragraph-rsid="01563af7"/>
    </style:style>
    <style:style style:name="P80" style:family="paragraph" style:parent-style-name="Heading_20_3">
      <style:text-properties officeooo:rsid="0174bd6d" officeooo:paragraph-rsid="0174bd6d"/>
    </style:style>
    <style:style style:name="P81" style:family="paragraph" style:parent-style-name="Heading_20_3">
      <style:text-properties officeooo:rsid="014a7635" officeooo:paragraph-rsid="014a7635"/>
    </style:style>
    <style:style style:name="P82" style:family="paragraph" style:parent-style-name="Heading_20_3">
      <style:text-properties officeooo:rsid="018f1e3b" officeooo:paragraph-rsid="018f1e3b"/>
    </style:style>
    <style:style style:name="P83" style:family="paragraph" style:parent-style-name="Heading_20_3">
      <style:text-properties officeooo:rsid="018fc148" officeooo:paragraph-rsid="018fc148"/>
    </style:style>
    <style:style style:name="P84" style:family="paragraph" style:parent-style-name="Heading_20_3">
      <style:text-properties officeooo:rsid="0172881c" officeooo:paragraph-rsid="0172881c"/>
    </style:style>
    <style:style style:name="P85" style:family="paragraph" style:parent-style-name="Heading_20_3">
      <style:text-properties officeooo:rsid="007bf56e" officeooo:paragraph-rsid="007bf56e"/>
    </style:style>
    <style:style style:name="P86" style:family="paragraph" style:parent-style-name="Heading_20_3">
      <style:text-properties officeooo:rsid="007cc228" officeooo:paragraph-rsid="007cc228"/>
    </style:style>
    <style:style style:name="P87" style:family="paragraph" style:parent-style-name="Heading_20_3">
      <style:text-properties officeooo:rsid="008a167f" officeooo:paragraph-rsid="008a167f"/>
    </style:style>
    <style:style style:name="P88" style:family="paragraph" style:parent-style-name="Heading_20_3">
      <style:text-properties officeooo:rsid="01293cb5" officeooo:paragraph-rsid="01293cb5"/>
    </style:style>
    <style:style style:name="P89" style:family="paragraph" style:parent-style-name="Heading_20_3">
      <style:text-properties officeooo:rsid="01a05a64" officeooo:paragraph-rsid="01a05a64"/>
    </style:style>
    <style:style style:name="P90" style:family="paragraph" style:parent-style-name="Heading_20_3">
      <style:text-properties officeooo:rsid="01a1f26b" officeooo:paragraph-rsid="01a1f26b"/>
    </style:style>
    <style:style style:name="P91" style:family="paragraph" style:parent-style-name="Heading_20_3">
      <style:text-properties officeooo:rsid="01a5348f" officeooo:paragraph-rsid="01a5348f"/>
    </style:style>
    <style:style style:name="P92" style:family="paragraph" style:parent-style-name="Heading_20_3">
      <style:text-properties officeooo:rsid="01abc594" officeooo:paragraph-rsid="01abc594"/>
    </style:style>
    <style:style style:name="P93" style:family="paragraph" style:parent-style-name="Text_20_body" style:list-style-name="L1">
      <style:text-properties officeooo:rsid="01760e8b" officeooo:paragraph-rsid="01760e8b"/>
    </style:style>
    <style:style style:name="P94" style:family="paragraph" style:parent-style-name="Text_20_body" style:list-style-name="L1">
      <style:text-properties officeooo:rsid="017666b8" officeooo:paragraph-rsid="017666b8"/>
    </style:style>
    <style:style style:name="P95" style:family="paragraph" style:parent-style-name="Text_20_body" style:list-style-name="L1">
      <style:text-properties officeooo:rsid="01778d9d" officeooo:paragraph-rsid="01778d9d"/>
    </style:style>
    <style:style style:name="P96" style:family="paragraph" style:parent-style-name="Text_20_body" style:list-style-name="L1">
      <style:text-properties officeooo:rsid="0178ebc2" officeooo:paragraph-rsid="0178ebc2"/>
    </style:style>
    <style:style style:name="P97" style:family="paragraph" style:parent-style-name="Text_20_body">
      <style:text-properties style:font-name="Liberation Sans1" fo:font-size="13pt" officeooo:rsid="01a1f26b" officeooo:paragraph-rsid="01a1f26b"/>
    </style:style>
    <style:style style:name="P98" style:family="paragraph" style:parent-style-name="Text_20_body">
      <style:text-properties style:font-name="Liberation Sans1" fo:font-size="13pt" officeooo:rsid="01a3d78d" officeooo:paragraph-rsid="01a3d78d"/>
    </style:style>
    <style:style style:name="P99" style:family="paragraph" style:parent-style-name="Text_20_body">
      <style:text-properties officeooo:rsid="01a538da" officeooo:paragraph-rsid="01a538da"/>
    </style:style>
    <style:style style:name="P100" style:family="paragraph" style:parent-style-name="Text_20_body">
      <style:text-properties officeooo:rsid="016ad515" officeooo:paragraph-rsid="016ad515"/>
    </style:style>
    <style:style style:name="P101" style:family="paragraph" style:parent-style-name="Text_20_body">
      <style:text-properties officeooo:rsid="01a9e13f" officeooo:paragraph-rsid="01a9e13f"/>
    </style:style>
    <style:style style:name="P102" style:family="paragraph" style:parent-style-name="Text_20_body">
      <style:text-properties officeooo:rsid="01abc594" officeooo:paragraph-rsid="01abc594"/>
    </style:style>
    <style:style style:name="T1" style:family="text">
      <style:text-properties officeooo:rsid="00221f3e"/>
    </style:style>
    <style:style style:name="T2" style:family="text">
      <style:text-properties officeooo:rsid="002d6c4b"/>
    </style:style>
    <style:style style:name="T3" style:family="text">
      <style:text-properties fo:background-color="#ffff00" loext:char-shading-value="0"/>
    </style:style>
    <style:style style:name="T4" style:family="text">
      <style:text-properties officeooo:rsid="0048d231"/>
    </style:style>
    <style:style style:name="T5" style:family="text">
      <style:text-properties officeooo:rsid="0051e04e"/>
    </style:style>
    <style:style style:name="T6" style:family="text">
      <style:text-properties officeooo:rsid="0054e6fe"/>
    </style:style>
    <style:style style:name="T7" style:family="text">
      <style:text-properties officeooo:rsid="00578abe"/>
    </style:style>
    <style:style style:name="T8" style:family="text">
      <style:text-properties officeooo:rsid="0069cbf2"/>
    </style:style>
    <style:style style:name="T9" style:family="text">
      <style:text-properties officeooo:rsid="007cc228"/>
    </style:style>
    <style:style style:name="T10" style:family="text">
      <style:text-properties officeooo:rsid="007ec968"/>
    </style:style>
    <style:style style:name="T11" style:family="text">
      <style:text-properties officeooo:rsid="007fff67"/>
    </style:style>
    <style:style style:name="T12" style:family="text">
      <style:text-properties officeooo:rsid="008d4374"/>
    </style:style>
    <style:style style:name="T13" style:family="text">
      <style:text-properties officeooo:rsid="008f4cd7"/>
    </style:style>
    <style:style style:name="T14" style:family="text">
      <style:text-properties style:font-name="Liberation Sans1" fo:font-size="13pt" officeooo:rsid="00f7392b"/>
    </style:style>
    <style:style style:name="T15" style:family="text">
      <style:text-properties style:font-name="Liberation Sans1" fo:font-size="13pt" officeooo:rsid="015a5e5a"/>
    </style:style>
    <style:style style:name="T16" style:family="text">
      <style:text-properties style:font-name="Liberation Sans1" fo:font-size="13pt" officeooo:rsid="01a09cad"/>
    </style:style>
    <style:style style:name="T17" style:family="text">
      <style:text-properties style:font-name="Liberation Sans1" fo:font-size="13pt" officeooo:rsid="01a1f093"/>
    </style:style>
    <style:style style:name="T18" style:family="text">
      <style:text-properties style:font-name="Liberation Sans1" fo:font-size="13pt" officeooo:rsid="01a8e9e2"/>
    </style:style>
    <style:style style:name="T19" style:family="text">
      <style:text-properties officeooo:rsid="00a3fef6"/>
    </style:style>
    <style:style style:name="T20" style:family="text">
      <style:text-properties officeooo:rsid="00a6197c"/>
    </style:style>
    <style:style style:name="T21" style:family="text">
      <style:text-properties officeooo:rsid="00b352d5"/>
    </style:style>
    <style:style style:name="T22" style:family="text">
      <style:text-properties officeooo:rsid="00b39b1c"/>
    </style:style>
    <style:style style:name="T23" style:family="text">
      <style:text-properties officeooo:rsid="00b4c9a6"/>
    </style:style>
    <style:style style:name="T24" style:family="text">
      <style:text-properties officeooo:rsid="00b5ea0e"/>
    </style:style>
    <style:style style:name="T25" style:family="text">
      <style:text-properties style:font-name="Liberation Sans" fo:font-size="14.1000003814697pt" fo:font-weight="bold" officeooo:rsid="00b6d0ed" style:font-name-asian="Microsoft YaHei" style:font-size-asian="14.1000003814697pt" style:font-weight-asian="bold" style:font-name-complex="Lucida Sans" style:font-size-complex="14.1000003814697pt" style:font-weight-complex="bold"/>
    </style:style>
    <style:style style:name="T26" style:family="text">
      <style:text-properties style:font-name="Liberation Sans" fo:font-size="14.1000003814697pt" fo:font-weight="bold" officeooo:rsid="00f83b30" style:font-name-asian="Microsoft YaHei" style:font-size-asian="14.1000003814697pt" style:font-weight-asian="bold" style:font-name-complex="Lucida Sans" style:font-size-complex="14.1000003814697pt" style:font-weight-complex="bold"/>
    </style:style>
    <style:style style:name="T27" style:family="text">
      <style:text-properties officeooo:rsid="00b821f5"/>
    </style:style>
    <style:style style:name="T28" style:family="text">
      <style:text-properties officeooo:rsid="00b848d8"/>
    </style:style>
    <style:style style:name="T29" style:family="text">
      <style:text-properties officeooo:rsid="00bae46b"/>
    </style:style>
    <style:style style:name="T30" style:family="text">
      <style:text-properties officeooo:rsid="00bd7f34"/>
    </style:style>
    <style:style style:name="T31" style:family="text">
      <style:text-properties officeooo:rsid="00bf6bb0"/>
    </style:style>
    <style:style style:name="T32" style:family="text">
      <style:text-properties officeooo:rsid="00c4499c"/>
    </style:style>
    <style:style style:name="T33" style:family="text">
      <style:text-properties officeooo:rsid="00c4962d"/>
    </style:style>
    <style:style style:name="T34" style:family="text">
      <style:text-properties officeooo:rsid="00c68ec6"/>
    </style:style>
    <style:style style:name="T35" style:family="text">
      <style:text-properties officeooo:rsid="00c6b4a6"/>
    </style:style>
    <style:style style:name="T36" style:family="text">
      <style:text-properties officeooo:rsid="00cb9d91"/>
    </style:style>
    <style:style style:name="T37" style:family="text">
      <style:text-properties officeooo:rsid="00cc4947"/>
    </style:style>
    <style:style style:name="T38" style:family="text">
      <style:text-properties officeooo:rsid="00cc6760"/>
    </style:style>
    <style:style style:name="T39" style:family="text">
      <style:text-properties officeooo:rsid="00d9d5dd"/>
    </style:style>
    <style:style style:name="T40" style:family="text">
      <style:text-properties officeooo:rsid="00dd5de2"/>
    </style:style>
    <style:style style:name="T41" style:family="text">
      <style:text-properties officeooo:rsid="00dec337"/>
    </style:style>
    <style:style style:name="T42" style:family="text">
      <style:text-properties officeooo:rsid="00f7392b"/>
    </style:style>
    <style:style style:name="T43" style:family="text">
      <style:text-properties officeooo:rsid="00f9360e"/>
    </style:style>
    <style:style style:name="T44" style:family="text">
      <style:text-properties officeooo:rsid="00f97b98"/>
    </style:style>
    <style:style style:name="T45" style:family="text">
      <style:text-properties officeooo:rsid="00f99a54"/>
    </style:style>
    <style:style style:name="T46" style:family="text">
      <style:text-properties officeooo:rsid="00f9e4cc"/>
    </style:style>
    <style:style style:name="T47" style:family="text">
      <style:text-properties officeooo:rsid="00ff498f"/>
    </style:style>
    <style:style style:name="T48" style:family="text">
      <style:text-properties officeooo:rsid="0126cb1b"/>
    </style:style>
    <style:style style:name="T49" style:family="text">
      <style:text-properties officeooo:rsid="012a5d7d"/>
    </style:style>
    <style:style style:name="T50" style:family="text">
      <style:text-properties officeooo:rsid="012c5ce7"/>
    </style:style>
    <style:style style:name="T51" style:family="text">
      <style:text-properties officeooo:rsid="01481cdb"/>
    </style:style>
    <style:style style:name="T52" style:family="text">
      <style:text-properties officeooo:rsid="01509a36"/>
    </style:style>
    <style:style style:name="T53" style:family="text">
      <style:text-properties officeooo:rsid="0151cfc0"/>
    </style:style>
    <style:style style:name="T54" style:family="text">
      <style:text-properties officeooo:rsid="01570403"/>
    </style:style>
    <style:style style:name="T55" style:family="text">
      <style:text-properties officeooo:rsid="01574431"/>
    </style:style>
    <style:style style:name="T56" style:family="text">
      <style:text-properties officeooo:rsid="0158cac8"/>
    </style:style>
    <style:style style:name="T57" style:family="text">
      <style:text-properties fo:background-color="transparent" loext:char-shading-value="0"/>
    </style:style>
    <style:style style:name="T58" style:family="text">
      <style:text-properties officeooo:rsid="01600c50" fo:background-color="transparent" loext:char-shading-value="0"/>
    </style:style>
    <style:style style:name="T59" style:family="text">
      <style:text-properties officeooo:rsid="016d358e"/>
    </style:style>
    <style:style style:name="T60" style:family="text">
      <style:text-properties officeooo:rsid="016d36ef"/>
    </style:style>
    <style:style style:name="T61" style:family="text">
      <style:text-properties officeooo:rsid="017109bf"/>
    </style:style>
    <style:style style:name="T62" style:family="text">
      <style:text-properties officeooo:rsid="01722f05"/>
    </style:style>
    <style:style style:name="T63" style:family="text">
      <style:text-properties officeooo:rsid="014e055b"/>
    </style:style>
    <style:style style:name="T64" style:family="text">
      <style:text-properties officeooo:rsid="01834ec4"/>
    </style:style>
    <style:style style:name="T65" style:family="text">
      <style:text-properties officeooo:rsid="0183bf1f"/>
    </style:style>
    <style:style style:name="T66" style:family="text">
      <style:text-properties officeooo:rsid="018c21e9"/>
    </style:style>
    <style:style style:name="T67" style:family="text">
      <style:text-properties officeooo:rsid="018d16f3"/>
    </style:style>
    <style:style style:name="T68" style:family="text">
      <style:text-properties fo:language="fr" fo:country="FR"/>
    </style:style>
    <style:style style:name="T69" style:family="text">
      <style:text-properties officeooo:rsid="019c3dca"/>
    </style:style>
    <style:style style:name="T70" style:family="text">
      <style:text-properties officeooo:rsid="019c5d36"/>
    </style:style>
    <style:style style:name="T71" style:family="text">
      <style:text-properties officeooo:rsid="01a05a64"/>
    </style:style>
    <style:style style:name="T72" style:family="text">
      <style:text-properties officeooo:rsid="01a10ca2"/>
    </style:style>
    <style:style style:name="T73" style:family="text">
      <style:text-properties officeooo:rsid="01a4a3b6"/>
    </style:style>
    <style:style style:name="T74" style:family="text">
      <style:text-properties officeooo:rsid="01a63ad9"/>
    </style:style>
    <style:style style:name="T75" style:family="text">
      <style:text-properties officeooo:rsid="01a78ad1"/>
    </style:style>
    <style:style style:name="T76" style:family="text">
      <style:text-properties officeooo:rsid="01a9e13f"/>
    </style:style>
    <style:style style:name="T77" style:family="text">
      <style:text-properties officeooo:rsid="01ad8ebf"/>
    </style:style>
    <style:style style:name="T78" style:family="text">
      <style:text-properties officeooo:rsid="01af2d3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Bullet Box</text:p>
      <text:p text:style-name="P51">Game Design Documen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text:a xlink:type="simple" xlink:href="#__RefHeading___Toc954_1091436829" text:style-name="Index_20_Link" text:visited-style-name="Index_20_Link">Clarifications<text:tab/>2</text:a></text:p>
          <text:p text:style-name="P49"><text:a xlink:type="simple" xlink:href="#__RefHeading___Toc956_1091436829" text:style-name="Index_20_Link" text:visited-style-name="Index_20_Link">General direction<text:tab/>2</text:a></text:p>
          <text:p text:style-name="P49"><text:a xlink:type="simple" xlink:href="#__RefHeading___Toc958_1091436829" text:style-name="Index_20_Link" text:visited-style-name="Index_20_Link">Main mechanics<text:tab/>2</text:a></text:p>
          <text:p text:style-name="P50"><text:a xlink:type="simple" xlink:href="#__RefHeading___Toc960_1091436829" text:style-name="Index_20_Link" text:visited-style-name="Index_20_Link">Levels<text:tab/>2</text:a></text:p>
          <text:p text:style-name="P50"><text:a xlink:type="simple" xlink:href="#__RefHeading___Toc962_1091436829" text:style-name="Index_20_Link" text:visited-style-name="Index_20_Link">Freeplay<text:tab/>2</text:a></text:p>
          <text:p text:style-name="P49"><text:a xlink:type="simple" xlink:href="#__RefHeading___Toc964_1091436829" text:style-name="Index_20_Link" text:visited-style-name="Index_20_Link">Problems<text:tab/>2</text:a></text:p>
          <text:p text:style-name="P49"><text:a xlink:type="simple" xlink:href="#__RefHeading___Toc966_1091436829" text:style-name="Index_20_Link" text:visited-style-name="Index_20_Link">Weapons<text:tab/>3</text:a></text:p>
          <text:p text:style-name="P50"><text:a xlink:type="simple" xlink:href="#__RefHeading___Toc968_1091436829" text:style-name="Index_20_Link" text:visited-style-name="Index_20_Link">Gun (Eagle)<text:tab/>3</text:a></text:p>
          <text:p text:style-name="P50"><text:a xlink:type="simple" xlink:href="#__RefHeading___Toc970_1091436829" text:style-name="Index_20_Link" text:visited-style-name="Index_20_Link">Machine gun<text:tab/>3</text:a></text:p>
          <text:p text:style-name="P50"><text:a xlink:type="simple" xlink:href="#__RefHeading___Toc972_1091436829" text:style-name="Index_20_Link" text:visited-style-name="Index_20_Link">Heavy cannon (Bomber)<text:tab/>3</text:a></text:p>
          <text:p text:style-name="P50"><text:a xlink:type="simple" xlink:href="#__RefHeading___Toc974_1091436829" text:style-name="Index_20_Link" text:visited-style-name="Index_20_Link">Shotgun<text:tab/>4</text:a></text:p>
          <text:p text:style-name="P50"><text:a xlink:type="simple" xlink:href="#__RefHeading___Toc976_1091436829" text:style-name="Index_20_Link" text:visited-style-name="Index_20_Link">Ice gun<text:tab/>4</text:a></text:p>
          <text:p text:style-name="P50"><text:a xlink:type="simple" xlink:href="#__RefHeading___Toc978_1091436829" text:style-name="Index_20_Link" text:visited-style-name="Index_20_Link">Poison gun<text:tab/>4</text:a></text:p>
          <text:p text:style-name="P49"><text:a xlink:type="simple" xlink:href="#__RefHeading___Toc980_1091436829" text:style-name="Index_20_Link" text:visited-style-name="Index_20_Link">Abilities<text:tab/>4</text:a></text:p>
          <text:p text:style-name="P50"><text:a xlink:type="simple" xlink:href="#__RefHeading___Toc982_1091436829" text:style-name="Index_20_Link" text:visited-style-name="Index_20_Link">Dash<text:tab/>4</text:a></text:p>
          <text:p text:style-name="P50"><text:a xlink:type="simple" xlink:href="#__RefHeading___Toc984_1091436829" text:style-name="Index_20_Link" text:visited-style-name="Index_20_Link">Stun-bomb<text:tab/>4</text:a></text:p>
          <text:p text:style-name="P49"><text:a xlink:type="simple" xlink:href="#__RefHeading___Toc986_1091436829" text:style-name="Index_20_Link" text:visited-style-name="Index_20_Link">Power-ups<text:tab/>4</text:a></text:p>
          <text:p text:style-name="P50"><text:a xlink:type="simple" xlink:href="#__RefHeading___Toc988_1091436829" text:style-name="Index_20_Link" text:visited-style-name="Index_20_Link">Heal<text:tab/>5</text:a></text:p>
          <text:p text:style-name="P50"><text:a xlink:type="simple" xlink:href="#__RefHeading___Toc990_1091436829" text:style-name="Index_20_Link" text:visited-style-name="Index_20_Link">Power-shot<text:tab/>5</text:a></text:p>
          <text:p text:style-name="P50"><text:a xlink:type="simple" xlink:href="#__RefHeading___Toc992_1091436829" text:style-name="Index_20_Link" text:visited-style-name="Index_20_Link">Speed boost<text:tab/>5</text:a></text:p>
          <text:p text:style-name="P50"><text:a xlink:type="simple" xlink:href="#__RefHeading___Toc994_1091436829" text:style-name="Index_20_Link" text:visited-style-name="Index_20_Link">Shield<text:tab/>5</text:a></text:p>
          <text:p text:style-name="P49"><text:a xlink:type="simple" xlink:href="#__RefHeading___Toc996_1091436829" text:style-name="Index_20_Link" text:visited-style-name="Index_20_Link">Specials<text:tab/>5</text:a></text:p>
          <text:p text:style-name="P50"><text:a xlink:type="simple" xlink:href="#__RefHeading___Toc998_1091436829" text:style-name="Index_20_Link" text:visited-style-name="Index_20_Link">Nuke<text:tab/>5</text:a></text:p>
          <text:p text:style-name="P50"><text:a xlink:type="simple" xlink:href="#__RefHeading___Toc1000_1091436829" text:style-name="Index_20_Link" text:visited-style-name="Index_20_Link">Juggernaut<text:tab/>5</text:a></text:p>
          <text:p text:style-name="P50"><text:a xlink:type="simple" xlink:href="#__RefHeading___Toc1002_1091436829" text:style-name="Index_20_Link" text:visited-style-name="Index_20_Link">Ultimate Beam<text:tab/>5</text:a></text:p>
          <text:p text:style-name="P50"><text:a xlink:type="simple" xlink:href="#__RefHeading___Toc1004_1091436829" text:style-name="Index_20_Link" text:visited-style-name="Index_20_Link">Bullet Storm<text:tab/>6</text:a></text:p>
          <text:p text:style-name="P49"><text:a xlink:type="simple" xlink:href="#__RefHeading___Toc1006_1091436829" text:style-name="Index_20_Link" text:visited-style-name="Index_20_Link">Enemies<text:tab/>6</text:a></text:p>
          <text:p text:style-name="P50"><text:a xlink:type="simple" xlink:href="#__RefHeading___Toc1008_1091436829" text:style-name="Index_20_Link" text:visited-style-name="Index_20_Link">Seeker<text:tab/>6</text:a></text:p>
          <text:p text:style-name="P50"><text:a xlink:type="simple" xlink:href="#__RefHeading___Toc1010_1091436829" text:style-name="Index_20_Link" text:visited-style-name="Index_20_Link">Shooter<text:tab/>6</text:a></text:p>
          <text:p text:style-name="P50"><text:a xlink:type="simple" xlink:href="#__RefHeading___Toc1012_1091436829" text:style-name="Index_20_Link" text:visited-style-name="Index_20_Link">Fast seeker<text:tab/>6</text:a></text:p>
          <text:p text:style-name="P50"><text:a xlink:type="simple" xlink:href="#__RefHeading___Toc1014_1091436829" text:style-name="Index_20_Link" text:visited-style-name="Index_20_Link">Mother<text:tab/>6</text:a></text:p>
          <text:p text:style-name="P50"><text:a xlink:type="simple" xlink:href="#__RefHeading___Toc1016_1091436829" text:style-name="Index_20_Link" text:visited-style-name="Index_20_Link">Healers<text:tab/>6</text:a></text:p>
          <text:p text:style-name="P50"><text:a xlink:type="simple" xlink:href="#__RefHeading___Toc1018_1091436829" text:style-name="Index_20_Link" text:visited-style-name="Index_20_Link">Kamikaze<text:tab/>7</text:a></text:p>
          <text:p text:style-name="P50"><text:a xlink:type="simple" xlink:href="#__RefHeading___Toc1020_1091436829" text:style-name="Index_20_Link" text:visited-style-name="Index_20_Link">Mine dropper<text:tab/>7</text:a></text:p>
          <text:p text:style-name="P50"><text:a xlink:type="simple" xlink:href="#__RefHeading___Toc1022_1091436829" text:style-name="Index_20_Link" text:visited-style-name="Index_20_Link">Egg<text:tab/>7</text:a></text:p>
          <text:p text:style-name="P50"><text:a xlink:type="simple" xlink:href="#__RefHeading___Toc1024_1091436829" text:style-name="Index_20_Link" text:visited-style-name="Index_20_Link">Flower<text:tab/>7</text:a></text:p>
          <text:p text:style-name="P49"><text:a xlink:type="simple" xlink:href="#__RefHeading___Toc1026_1091436829" text:style-name="Index_20_Link" text:visited-style-name="Index_20_Link">Other ideas<text:tab/>7</text:a></text:p>
          <text:p text:style-name="P50"><text:a xlink:type="simple" xlink:href="#__RefHeading___Toc1028_1091436829" text:style-name="Index_20_Link" text:visited-style-name="Index_20_Link">Passive boosts<text:tab/>7</text:a></text:p>
          <text:p text:style-name="P50"><text:a xlink:type="simple" xlink:href="#__RefHeading___Toc1030_1091436829" text:style-name="Index_20_Link" text:visited-style-name="Index_20_Link">Lunatic mode<text:tab/>7</text:a></text:p>
          <text:p text:style-name="P50"><text:a xlink:type="simple" xlink:href="#__RefHeading___Toc1032_1091436829" text:style-name="Index_20_Link" text:visited-style-name="Index_20_Link">Merciless mode<text:tab/>7</text:a></text:p>
          <text:p text:style-name="P50"><text:a xlink:type="simple" xlink:href="#__RefHeading___Toc1034_1091436829" text:style-name="Index_20_Link" text:visited-style-name="Index_20_Link">Random level generation<text:tab/>8</text:a></text:p>
        </text:index-body>
      </text:table-of-content>
      <text:p text:style-name="P23"/>
      <text:h text:style-name="P60" text:outline-level="1"><text:bookmark-start text:name="__RefHeading___Toc954_1091436829"/>Clarifications<text:bookmark-end text:name="__RefHeading___Toc954_1091436829"/></text:h>
      <text:p text:style-name="P17">Bullet box is a temporary name.</text:p>
      <text:p text:style-name="P4">Parts with yellow backgrounds are ideas that may change after testing (anything could change, but those are the most likely to).</text:p>
      <text:p text:style-name="P5">These are just ideas but may not be implemented in the end</text:p>
      <text:p text:style-name="P2">Parts in <text:span text:style-name="T8">pink/</text:span>red need improvement.</text:p>
      <text:p text:style-name="P18">These are implemented solutions</text:p>
      <text:p text:style-name="P3">These are very good ideas for the game</text:p>
      <text:h text:style-name="P52" text:outline-level="1"><text:bookmark-start text:name="__RefHeading___Toc956_1091436829"/><text:span text:style-name="T1">General </text:span><text:span text:style-name="T2">direction</text:span><text:bookmark-end text:name="__RefHeading___Toc956_1091436829"/></text:h>
      <text:p text:style-name="P1">Simple top shooter where <text:span text:style-name="T55">you</text:span> try to survive the longest <text:span text:style-name="T56">against </text:span><text:span text:style-name="T15">never ending enemies.</text:span></text:p>
      <text:h text:style-name="P53" text:outline-level="1"><text:bookmark-start text:name="__RefHeading___Toc958_1091436829"/>Main mechanics<text:bookmark-end text:name="__RefHeading___Toc958_1091436829"/></text:h>
      <text:h text:style-name="P61" text:outline-level="3">Game concept</text:h>
      <text:p text:style-name="P28">The player starts with a <text:span text:style-name="T57">weapon </text:span><text:span text:style-name="T3">of their choice</text:span><text:span text:style-name="T57"> enemies then start spawning and give the player EXP when killed. Once an EXP threshold is reached, the player levels up and can choose to upgrade their weapons or sometimes get a new one out of a selection.</text:span></text:p>
      <text:p text:style-name="P30"><text:span text:style-name="T57">The weapons are also interchangeable with passive weapons that will act on their own at all times.</text:span></text:p>
      <text:p text:style-name="P29"><text:span text:style-name="T57">Players also choose an ability that they keep for the entire game. </text:span><text:span text:style-name="T58">They can also upgrade this ability when levelling up.</text:span></text:p>
      <text:h text:style-name="P54" text:outline-level="1"><text:bookmark-start text:name="__RefHeading___Toc964_1091436829"/>Problems<text:bookmark-end text:name="__RefHeading___Toc964_1091436829"/></text:h>
      <text:p text:style-name="P6">Map is highly uninteresting (despite being small).</text:p>
      <text:p text:style-name="P19">Adding some obstacles on the terrain would make the map much more interesting. The problem is that the AI for enemies will need to be more complicated and also more expensive. It should be fine to implement it once the player can level up weapons and enemies get progressively harder since the player has to kill enemies in order to survive late game.</text:p>
      <text:p text:style-name="P41">Replayability is really low. Needs some sort of unlockables.</text:p>
      <text:p text:style-name="P42">The <text:span text:style-name="T68">amount of things to pick up on the map is not great.</text:span></text:p>
      <text:p text:style-name="P43"><text:soft-page-break/>The weapons don’<text:span text:style-name="T68">t feel powerful.</text:span></text:p>
      <text:p text:style-name="P44">The freedom when it comes to choosing weapons is too low.</text:p>
      <text:p text:style-name="P45">Choosing weapons at the start of the game instead.</text:p>
      <text:h text:style-name="P55" text:outline-level="1"><text:bookmark-start text:name="__RefHeading___Toc966_1091436829"/>Weapons<text:bookmark-end text:name="__RefHeading___Toc966_1091436829"/></text:h>
      <text:p text:style-name="P36"><text:span text:style-name="T5">Weapons</text:span> are the main tools for the player to progress through the game. Two weapons allows to for covering another weapons weakness as well as synergy between two weapons.</text:p>
      <text:p text:style-name="P31">Here are some weapon examples ideas:</text:p>
      <text:h text:style-name="P62" text:outline-level="3">Piercing shot</text:h>
      <text:p text:style-name="P98">Can pierce through multiple enemies. <text:span text:style-name="T73">The more enemies it goes through, the more damage it does.</text:span></text:p>
      <text:h text:style-name="P90" text:outline-level="3">Machine gun</text:h>
      <text:p text:style-name="P97">Easy to use and good DPS but very low range.</text:p>
      <text:h text:style-name="P63" text:outline-level="3">Freezing</text:h>
      <text:p text:style-name="P32">Slowing down enemies it touches, <text:span text:style-name="T71">allows for weapons with slower projectiles to be used. Good for crowd control.</text:span></text:p>
      <text:h text:style-name="P89" text:outline-level="3">Bazooka</text:h>
      <text:p text:style-name="P100">Fires <text:span text:style-name="T72">a slow rocket</text:span> <text:span text:style-name="T72">that explodes once it hits an enemy</text:span>. <text:span text:style-name="T16">Unreliable against high HP or fast enemies, </text:span><text:span text:style-name="T17">but amazing for crowd control</text:span><text:span text:style-name="T16">. </text:span><text:span text:style-name="T18">The projectile accelerates, meaning it is as hard to hit enemies nearby and far away.</text:span></text:p>
      <text:h text:style-name="Heading_20_3" text:outline-level="3">Sho<text:span text:style-name="T76">tgun</text:span></text:h>
      <text:p text:style-name="P101">Fires multiple projectiles at once, deals good damage especially against single targets, but has extremely low range.</text:p>
      <text:h text:style-name="P92" text:outline-level="3">Triple shot</text:h>
      <text:p text:style-name="P102">Shoots a volley of three bullets in quick succession. <text:span text:style-name="T77">If all of them hit the same target, the last bullet will deal bonus damage, </text:span><text:span text:style-name="T78">a</text:span><text:span text:style-name="T77">llowing it to one shot most enemies if the player is accurate.</text:span></text:p>
      <text:h text:style-name="P64" text:outline-level="3">Boomerang</text:h>
      <text:p text:style-name="P46">Returns to the player when reaching a certain distance <text:span text:style-name="T67">(not sure about this one)</text:span></text:p>
      <text:h text:style-name="P65" text:outline-level="3"><text:soft-page-break/>Charged gun</text:h>
      <text:p text:style-name="P47">Requires to be charged before it shots at a very long range and fire rate. <text:span text:style-name="T69">Good for keeping enemies at bay if you have cover but </text:span><text:span text:style-name="T70">can get</text:span><text:span text:style-name="T69"> overwhelmed if the enemies are already close. </text:span><text:span text:style-name="T75">The beginning of the charge is slow, but the end goes fast, rewarding full charges instead of small ones.</text:span></text:p>
      <text:h text:style-name="P91" text:outline-level="3">Bouncing shot</text:h>
      <text:p text:style-name="P99">Bounces off walls, <text:span text:style-name="T74">will deal more damage if it bounces off at least one obstacle</text:span>.</text:p>
      <text:h text:style-name="P66" text:outline-level="3">Mine</text:h>
      <text:p text:style-name="P39">There can only be a limited amount of them on the field. <text:span text:style-name="T64">It can be </text:span><text:span text:style-name="T65">placed on the field and will detonate if an enemy gets near it. If the player places more mines than the max amount allowed. The man that has been on the field for the longest time will detonate. </text:span><text:span text:style-name="T66">Can be used as an alternative to wall ability since it’s a very defensive tool.</text:span></text:p>
      <text:h text:style-name="P67" text:outline-level="3">Tracing circle</text:h>
      <text:p text:style-name="P40">Tracing a shape with the players body until its closed. Then deals damage to everything inside the shape. Will require some thought but might be a great concept.</text:p>
      <text:h text:style-name="Heading_20_1" text:outline-level="1"><text:bookmark-start text:name="__RefHeading___Toc980_1091436829"/>Abilities <text:span text:style-name="T59">(spirits)</text:span><text:bookmark-end text:name="__RefHeading___Toc980_1091436829"/></text:h>
      <text:h text:style-name="P68" text:outline-level="3">Berserk</text:h>
      <text:p text:style-name="P33">Makes the player more powerful for a short amount of time. Simple <text:span text:style-name="T60">ability </text:span>that can be useful early game as well as late game.</text:p>
      <text:h text:style-name="P69" text:outline-level="3">Wall</text:h>
      <text:p text:style-name="P37">Deploys a wall in front of the player that blocks enemy projectiles and pushes back enemies that <text:span text:style-name="T61">touch it. </text:span><text:span text:style-name="T62">Good defensive option</text:span></text:p>
      <text:h text:style-name="P70" text:outline-level="3">Ghost</text:h>
      <text:p text:style-name="P38">Makes the player go faster and able to go through walls.</text:p>
      <text:h text:style-name="Heading_20_1" text:outline-level="1"><text:bookmark-start text:name="__RefHeading___Toc986_1091436829"/>Power-ups<text:bookmark-end text:name="__RefHeading___Toc986_1091436829"/></text:h>
      <text:p text:style-name="P7">Power-ups randomly spawn on the terrain. If the player touches one it will trigger an effect that <text:span text:style-name="T4">can enhance their power or heal them</text:span>. <text:span text:style-name="T7">Power-ups become more powerful during freeplay to balance for the stronger and more numerous enemies.</text:span></text:p>
      <text:p text:style-name="P8">Power-ups are needed in order to make mistakes more forgiving. It also allows for a good tension curve where the player is slightly underpowered without power-ups <text:soft-page-break/><text:span text:style-name="T6">which leads to higher tension, then the player picks up a power-up which helps them clear-out enemies and therefore releases the tension.</text:span></text:p>
      <text:h text:style-name="P71" text:outline-level="3"><text:bookmark-start text:name="__RefHeading___Toc988_1091436829"/>Heal<text:bookmark-end text:name="__RefHeading___Toc988_1091436829"/></text:h>
      <text:p text:style-name="P20">This recovers a part of the player’s health. <text:span text:style-name="T9">It is needed to forgive hits the player took and </text:span><text:span text:style-name="T48">balance the late game.</text:span></text:p>
      <text:h text:style-name="P56" text:outline-level="1"><text:bookmark-start text:name="__RefHeading___Toc1006_1091436829"/>Enemies<text:bookmark-end text:name="__RefHeading___Toc1006_1091436829"/></text:h>
      <text:p text:style-name="P25">The goal of the player is to defeat them. They spawn at specific places <text:span text:style-name="T20">during levels (potentially within a radius of the location if pre-emptively shooting at the spawn point is a problem) and at random spots during free-play. </text:span><text:span text:style-name="T47">Enemies are indicated by a dot on the map.</text:span></text:p>
      <text:h text:style-name="P72" text:outline-level="3"><text:bookmark-start text:name="__RefHeading___Toc1008_1091436829"/>Seeker<text:bookmark-end text:name="__RefHeading___Toc1008_1091436829"/></text:h>
      <text:p text:style-name="P11">This enemy seeks the player and damages it on impact, it is only slightly slower than the player. Meaning the player either needs to constantly run away or kill it <text:span text:style-name="T29">(unless altered speed)</text:span>. <text:span text:style-name="T22">Has low spawning cost and cooldown.</text:span></text:p>
      <text:h text:style-name="P73" text:outline-level="3"><text:bookmark-start text:name="__RefHeading___Toc1010_1091436829"/><text:span text:style-name="T24">S</text:span><text:span text:style-name="T21">hoot</text:span><text:span text:style-name="T25">er</text:span><text:bookmark-end text:name="__RefHeading___Toc1010_1091436829"/></text:h>
      <text:p text:style-name="P12">Shoots bullets <text:span text:style-name="T23">low damage </text:span>at the player relatively slowly. <text:span text:style-name="T23">The slow projectile speed makes the projectiles easy to avoid but </text:span><text:span text:style-name="T27">also makes them </text:span><text:span text:style-name="T23">stay on screen for a long time, </text:span><text:span text:style-name="T27">meaning </text:span><text:span text:style-name="T28">large </text:span><text:span text:style-name="T27">groups of them can fill up the screen with bullets. </text:span><text:span text:style-name="T35">Shooters try to stay at a distance from the player.</text:span></text:p>
      <text:h text:style-name="P74" text:outline-level="3"><text:bookmark-start text:name="__RefHeading___Toc1012_1091436829"/>Fast seeker<text:bookmark-end text:name="__RefHeading___Toc1012_1091436829"/></text:h>
      <text:p text:style-name="P13">Behave the same as the seekers, but are <text:span text:style-name="T31">slightly </text:span>faster than the player, meaning running away is no longer an option (unless altered speed) <text:span text:style-name="T30">and they must be dealt with quickly</text:span>. <text:span text:style-name="T36">To compensate for their speed they are much weaker.</text:span></text:p>
      <text:h text:style-name="P75" text:outline-level="3"><text:bookmark-start text:name="__RefHeading___Toc1014_1091436829"/>Mother<text:bookmark-end text:name="__RefHeading___Toc1014_1091436829"/></text:h>
      <text:p text:style-name="P14">Enemy with high HP that spawns <text:span text:style-name="T32">other enemies (seeking ones most likely)</text:span>. <text:span text:style-name="T33">The</text:span><text:span text:style-name="T34">ir</text:span><text:span text:style-name="T33"> damage isn’t a threat since they don’t try to move towards the player, but they can add to the total enemy count which makes them a threat in the long run. </text:span><text:span text:style-name="T37">High spawn cost and cooldown.</text:span></text:p>
      <text:h text:style-name="P76" text:outline-level="3"><text:bookmark-start text:name="__RefHeading___Toc1016_1091436829"/>Healers<text:bookmark-end text:name="__RefHeading___Toc1016_1091436829"/></text:h>
      <text:p text:style-name="P15">Heals enemies in range. Their damage isn’t threatening either but they must be dealt with very quickly since they get in the way of killing other enemies. <text:span text:style-name="T38">High spawn cost, but relatively short cooldown to allow other enemies to spawn since it is a support enemy.</text:span></text:p>
      <text:h text:style-name="P77" text:outline-level="3"><text:bookmark-start text:name="__RefHeading___Toc1022_1091436829"/><text:soft-page-break/>Egg<text:bookmark-end text:name="__RefHeading___Toc1022_1091436829"/></text:h>
      <text:p text:style-name="P16">Slow and low damage but will release seekers when killed. Killing this enemy requires <text:span text:style-name="T14">thinking</text:span> <text:span text:style-name="T42">about </text:span>timing, since it will add more enemies to deal with. <text:span text:style-name="T39">This leads to the player having to avoid shooting certain places.</text:span></text:p>
      <text:h text:style-name="P78" text:outline-level="3"><text:bookmark-start text:name="__RefHeading___Toc1024_1091436829"/>Flower<text:bookmark-end text:name="__RefHeading___Toc1024_1091436829"/></text:h>
      <text:p text:style-name="P26">Shoots projectiles in multiple directions.<text:span text:style-name="T40"> </text:span><text:span text:style-name="T41">Approaching them can be dangerous since the concentration of bullet is high near them.</text:span></text:p>
      <text:h text:style-name="P79" text:outline-level="3">Missiles</text:h>
      <text:p text:style-name="P27">These are more projectiles than enemies. They follow you but unlike seekers they have a maximum turn rate, which means you can dodge them. <text:span text:style-name="T54">This is a great boss spawn.</text:span></text:p>
      <text:h text:style-name="P57" text:outline-level="1">Bosses</text:h>
      <text:p text:style-name="P35"><text:span text:style-name="T63">Bosses act as a climax for a few levels. They can allow for more complex patterns and strategizing. </text:span><text:span text:style-name="T52">They can also have stronger themes </text:span><text:span text:style-name="T53">than plain spawners</text:span><text:span text:style-name="T52">.</text:span></text:p>
      <text:h text:style-name="P80" text:outline-level="3">Random boss ideas</text:h>
      <text:list xml:id="list2646334520" text:style-name="L1">
        <text:list-item>
          <text:p text:style-name="P93">Array of missiles that fires one after the other.</text:p>
        </text:list-item>
        <text:list-item>
          <text:p text:style-name="P94">Laser that follows the player.</text:p>
        </text:list-item>
        <text:list-item>
          <text:p text:style-name="P95">Buffing or healing other enemies.</text:p>
        </text:list-item>
        <text:list-item>
          <text:p text:style-name="P96">Boss with multiple parts.</text:p>
        </text:list-item>
      </text:list>
      <text:h text:style-name="P58" text:outline-level="1">Hazards</text:h>
      <text:p text:style-name="P24">Hazards are elements on the map that do various things. These are here to give the terrain more depth. <text:span text:style-name="T51">They could also be used for random terrain generation.</text:span></text:p>
      <text:h text:style-name="P81" text:outline-level="3">One way wall</text:h>
      <text:h text:style-name="P82" text:outline-level="3">Boost pad</text:h>
      <text:h text:style-name="P83" text:outline-level="3">Explosive barrel</text:h>
      <text:h text:style-name="P59" text:outline-level="1"><text:bookmark-start text:name="__RefHeading___Toc1026_1091436829"/><text:span text:style-name="T19">Other i</text:span>deas<text:bookmark-end text:name="__RefHeading___Toc1026_1091436829"/></text:h>
      <text:h text:style-name="P84" text:outline-level="3">Ability paths</text:h>
      <text:p text:style-name="P34">Abilities could get multiple options at a certain level which significantly change the function of the ability.</text:p>
      <text:h text:style-name="P85" text:outline-level="3"><text:bookmark-start text:name="__RefHeading___Toc1028_1091436829"/><text:soft-page-break/>Passive boosts<text:bookmark-end text:name="__RefHeading___Toc1028_1091436829"/></text:h>
      <text:p text:style-name="P9">Chosen at the beginning of the game <text:span text:style-name="T13">like abilities</text:span>, they increase certain stats of the player which allows for further expression from the player.</text:p>
      <text:h text:style-name="P86" text:outline-level="3"><text:bookmark-start text:name="__RefHeading___Toc1030_1091436829"/>Lunatic mode<text:bookmark-end text:name="__RefHeading___Toc1030_1091436829"/></text:h>
      <text:p text:style-name="P10">Mode with much harsher <text:span text:style-name="T10">levels and enemies</text:span> than <text:span text:style-name="T10">normal </text:span><text:span text:style-name="T43">(</text:span><text:span text:style-name="T10">more enemies, stronger enemies earlier, stronger and faster enemies </text:span><text:span text:style-name="T44">or even new enemies</text:span><text:span text:style-name="T10">). </text:span><text:span text:style-name="T11">Useful if </text:span><text:span text:style-name="T45">the</text:span><text:span text:style-name="T11"> player start</text:span><text:span text:style-name="T46">s</text:span><text:span text:style-name="T11"> getting too good at the game and the beginning part feels boring.</text:span></text:p>
      <text:h text:style-name="P87" text:outline-level="3"><text:bookmark-start text:name="__RefHeading___Toc1032_1091436829"/><text:span text:style-name="T26">Merciless</text:span> mode<text:bookmark-end text:name="__RefHeading___Toc1032_1091436829"/></text:h>
      <text:p text:style-name="P21">Mode where hits become less forgiving by removing any ability to heal or making any hit kill the player instantly. <text:span text:style-name="T12">Only one of those will be implemented, the one hit kill would be ideal but if getting hit is inevitable, it might be better to only remove the ability to heal.</text:span></text:p>
      <text:h text:style-name="P88" text:outline-level="3"><text:bookmark-start text:name="__RefHeading___Toc1034_1091436829"/>Random level generation<text:bookmark-end text:name="__RefHeading___Toc1034_1091436829"/></text:h>
      <text:p text:style-name="P22">That one is going to be hard to make and balance, but if done right, I think it has the potential to make the game great. <text:span text:style-name="T49">It adds re-playability and freshness while emphasizing the roguelike </text:span><text:span text:style-name="T50">gamepla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fo:font-size="13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7T15:13:01.745000000</meta:creation-date>
    <dc:date>2022-04-13T17:21:58.268000000</dc:date>
    <meta:editing-duration>P1DT4H15M13S</meta:editing-duration>
    <meta:editing-cycles>369</meta:editing-cycles>
    <meta:generator>LibreOffice/7.1.0.3$Windows_X86_64 LibreOffice_project/f6099ecf3d29644b5008cc8f48f42f4a40986e4c</meta:generator>
    <meta:document-statistic meta:table-count="0" meta:image-count="0" meta:object-count="0" meta:page-count="7" meta:paragraph-count="144" meta:word-count="1573" meta:character-count="8874" meta:non-whitespace-character-count="7449"/>
  </office:meta>
</office:document-meta>
</file>